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Constants.createDomainObjectName( String domai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XConstants.createDomainObjec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